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5.928cm" fo:margin-left="0.067cm" table:align="left"/>
    </style:style>
    <style:style style:name="Table2.A" style:family="table-column">
      <style:table-column-properties style:column-width="8.202cm"/>
    </style:style>
    <style:style style:name="Table2.B" style:family="table-column">
      <style:table-column-properties style:column-width="0.688cm"/>
    </style:style>
    <style:style style:name="Table2.C" style:family="table-column">
      <style:table-column-properties style:column-width="7.038cm"/>
    </style:style>
    <style:style style:name="Table2.A1" style:family="table-cell">
      <style:table-cell-properties fo:padding="0.097cm" fo:border="none"/>
    </style:style>
    <style:style style:name="Table2.C1" style:family="table-cell">
      <style:table-cell-properties fo:padding="0.097cm" fo:border="0.05pt solid #000000"/>
    </style:style>
    <style:style style:name="Table1" style:family="table">
      <style:table-properties style:width="16.002cm" table:align="margins"/>
    </style:style>
    <style:style style:name="Table1.A" style:family="table-column">
      <style:table-column-properties style:column-width="16.002cm" style:rel-column-width="65535*"/>
    </style:style>
    <style:style style:name="Table1.A1" style:family="table-cell">
      <style:table-cell-properties fo:padding="0.097cm" fo:border-left="none" fo:border-right="none" fo:border-top="0.05pt solid #000000" fo:border-bottom="none"/>
    </style:style>
    <style:style style:name="Table3" style:family="table">
      <style:table-properties style:width="16.002cm" table:align="margins"/>
    </style:style>
    <style:style style:name="Table3.A" style:family="table-column">
      <style:table-column-properties style:column-width="7.407cm" style:rel-column-width="30333*"/>
    </style:style>
    <style:style style:name="Table3.B" style:family="table-column">
      <style:table-column-properties style:column-width="8.595cm" style:rel-column-width="3520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none" fo:border-right="none" fo:border-top="0.05pt solid #000000" fo:border-bottom="none"/>
    </style:style>
    <style:style style:name="Table4" style:family="table">
      <style:table-properties style:width="11.959cm" fo:margin-left="2.316cm" table:align="left"/>
    </style:style>
    <style:style style:name="Table4.A" style:family="table-column">
      <style:table-column-properties style:column-width="4.604cm"/>
    </style:style>
    <style:style style:name="Table4.B" style:family="table-column">
      <style:table-column-properties style:column-width="7.355cm"/>
    </style:style>
    <style:style style:name="Table4.A1" style:family="table-cell">
      <style:table-cell-properties fo:padding="0.097cm" fo:border="0.05pt solid #000000"/>
    </style:style>
    <style:style style:name="Table4.B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none"/>
    </style:style>
    <style:style style:name="Table5" style:family="table">
      <style:table-properties style:width="6.668cm" fo:margin-left="4.406cm" table:align="left"/>
    </style:style>
    <style:style style:name="Table5.A" style:family="table-column">
      <style:table-column-properties style:column-width="6.668cm"/>
    </style:style>
    <style:style style:name="Table5.A1" style:family="table-cell">
      <style:table-cell-properties fo:padding="0.097cm" fo:border="0.05pt solid #000000"/>
    </style:style>
    <style:style style:name="Table5.A2" style:family="table-cell">
      <style:table-cell-properties fo:padding="0.097cm" fo:border="none"/>
    </style:style>
    <style:style style:name="Table6" style:family="table">
      <style:table-properties style:width="16.002cm" table:align="margins"/>
    </style:style>
    <style:style style:name="Table6.A" style:family="table-column">
      <style:table-column-properties style:column-width="16.002cm" style:rel-column-width="65535*"/>
    </style:style>
    <style:style style:name="Table6.A1" style:family="table-cell">
      <style:table-cell-properties fo:padding="0.097cm" fo:border="0.05pt solid #000000"/>
    </style:style>
    <style:style style:name="Table6.A2" style:family="table-cell">
      <style:table-cell-properties fo:padding="0.097cm" fo:border="none"/>
    </style:style>
    <style:style style:name="Table7" style:family="table">
      <style:table-properties style:width="16.002cm" fo:break-before="auto" fo:break-after="auto" table:align="margins"/>
    </style:style>
    <style:style style:name="Table7.A" style:family="table-column">
      <style:table-column-properties style:column-width="16.002cm" style:rel-column-width="65535*"/>
    </style:style>
    <style:style style:name="Table7.1" style:family="table-row">
      <style:table-row-properties style:min-row-height="4.209cm"/>
    </style:style>
    <style:style style:name="Table7.A1" style:family="table-cell">
      <style:table-cell-properties fo:background-color="transparent" fo:padding="0.097cm" fo:border="0.05pt solid #000000">
        <style:background-image/>
      </style:table-cell-properties>
    </style:style>
    <style:style style:name="P1" style:family="paragraph" style:parent-style-name="Header">
      <style:text-properties style:font-name="HelveticaNeueLT Pro 55 Roman" fo:font-size="15pt" fo:language="ro" fo:country="RO" fo:font-weight="bold" officeooo:rsid="000feaab" officeooo:paragraph-rsid="000feaab" style:font-size-asian="15pt" style:language-asian="zxx" style:country-asian="none" style:font-weight-asian="bold" style:font-size-complex="15pt" style:language-complex="zxx" style:country-complex="none" style:font-weight-complex="bold"/>
    </style:style>
    <style:style style:name="P2" style:family="paragraph" style:parent-style-name="Standard">
      <style:paragraph-properties fo:line-height="150%" fo:text-align="justify" style:justify-single-word="false"/>
      <style:text-properties style:font-name="Times New Roman" fo:font-size="14pt" fo:language="ro" fo:country="RO" officeooo:rsid="000feaab" officeooo:paragraph-rsid="000feaab" fo:background-color="transparent" style:font-size-asian="12.25pt" style:language-asian="zxx" style:country-asian="none" style:font-size-complex="14pt" style:language-complex="zxx" style:country-complex="none"/>
    </style:style>
    <style:style style:name="P3" style:family="paragraph" style:parent-style-name="Standard">
      <style:paragraph-properties fo:line-height="150%" fo:text-align="justify" style:justify-single-word="false"/>
      <style:text-properties style:font-name="Times New Roman" fo:font-size="14pt" fo:language="ro" fo:country="RO" officeooo:rsid="0011ef55" officeooo:paragraph-rsid="0011ef55" fo:background-color="transparent" style:font-size-asian="12.25pt" style:language-asian="zxx" style:country-asian="none" style:font-size-complex="14pt" style:language-complex="zxx" style:country-complex="none"/>
    </style:style>
    <style:style style:name="P4" style:family="paragraph" style:parent-style-name="Standard">
      <style:paragraph-properties fo:line-height="150%" fo:text-align="justify" style:justify-single-word="false"/>
      <style:text-properties style:font-name="Times New Roman" fo:font-size="14pt" fo:language="ro" fo:country="RO" officeooo:rsid="0011ef55" officeooo:paragraph-rsid="0024c2ee" fo:background-color="transparent" style:font-size-asian="12.25pt" style:language-asian="zxx" style:country-asian="none" style:font-size-complex="14pt" style:language-complex="zxx" style:country-complex="none"/>
    </style:style>
    <style:style style:name="P5" style:family="paragraph" style:parent-style-name="Standard">
      <style:paragraph-properties fo:line-height="150%" fo:text-align="justify" style:justify-single-word="false"/>
      <style:text-properties style:font-name="Times New Roman" fo:font-size="14pt" fo:language="ro" fo:country="RO" officeooo:rsid="001aba14" officeooo:paragraph-rsid="001aba14" fo:background-color="transparent" style:font-size-asian="12.25pt" style:language-asian="zxx" style:country-asian="none" style:font-size-complex="14pt" style:language-complex="zxx" style:country-complex="none"/>
    </style:style>
    <style:style style:name="P6" style:family="paragraph" style:parent-style-name="Standard">
      <style:paragraph-properties fo:line-height="150%" fo:text-align="justify" style:justify-single-word="false"/>
      <style:text-properties style:font-name="Times New Roman" fo:font-size="11pt" fo:language="ro" fo:country="RO" officeooo:rsid="0011ef55" officeooo:paragraph-rsid="0011ef55" fo:background-color="transparent" style:font-size-asian="9.60000038146973pt" style:language-asian="zxx" style:country-asian="none" style:font-size-complex="11pt" style:language-complex="zxx" style:country-complex="none"/>
    </style:style>
    <style:style style:name="P7" style:family="paragraph" style:parent-style-name="Standard">
      <style:paragraph-properties fo:line-height="150%"/>
      <style:text-properties fo:color="#000000" style:font-name="Consolas" fo:font-size="11pt" fo:language="ro" fo:country="RO" fo:background-color="transparent" style:font-size-asian="11pt" style:language-asian="zxx" style:country-asian="none" style:font-size-complex="11pt" style:language-complex="zxx" style:country-complex="none"/>
    </style:style>
    <style:style style:name="P8" style:family="paragraph" style:parent-style-name="Standard">
      <style:paragraph-properties fo:line-height="150%" fo:text-align="justify" style:justify-single-word="false"/>
      <style:text-properties fo:color="#000000" style:font-name="Consolas" fo:font-size="11pt" fo:language="ro" fo:country="RO" fo:background-color="transparent" style:font-size-asian="11pt" style:language-asian="zxx" style:country-asian="none" style:font-size-complex="11pt" style:language-complex="zxx" style:country-complex="none"/>
    </style:style>
    <style:style style:name="P9" style:family="paragraph" style:parent-style-name="Standard">
      <style:paragraph-properties fo:line-height="150%" fo:text-align="justify" style:justify-single-word="false"/>
      <style:text-properties fo:color="#000000" style:font-name="Consolas" fo:font-size="11pt" fo:language="ro" fo:country="RO" officeooo:paragraph-rsid="0011ef55" fo:background-color="transparent" style:font-size-asian="11pt" style:language-asian="zxx" style:country-asian="none" style:font-size-complex="11pt" style:language-complex="zxx" style:country-complex="none"/>
    </style:style>
    <style:style style:name="P10" style:family="paragraph" style:parent-style-name="Standard">
      <style:paragraph-properties fo:line-height="150%" fo:text-align="justify" style:justify-single-word="false"/>
      <style:text-properties fo:color="#000000" style:font-name="Consolas" fo:font-size="11pt" fo:language="ro" fo:country="RO" officeooo:paragraph-rsid="001c1df5" fo:background-color="transparent" style:font-size-asian="11pt" style:language-asian="zxx" style:country-asian="none" style:font-size-complex="11pt" style:language-complex="zxx" style:country-complex="none"/>
    </style:style>
    <style:style style:name="P11" style:family="paragraph" style:parent-style-name="Standard">
      <style:paragraph-properties fo:line-height="150%" fo:text-align="justify" style:justify-single-word="false"/>
      <style:text-properties fo:color="#000000" style:font-name="Consolas" fo:font-size="9.5pt" fo:language="ro" fo:country="RO" officeooo:rsid="0021491d" officeooo:paragraph-rsid="0021491d" fo:background-color="transparent" style:font-size-asian="9.5pt" style:language-asian="zxx" style:country-asian="none" style:font-size-complex="11pt" style:language-complex="zxx" style:country-complex="none"/>
    </style:style>
    <style:style style:name="P12" style:family="paragraph" style:parent-style-name="Standard">
      <style:paragraph-properties fo:line-height="150%"/>
      <style:text-properties fo:color="#000000" fo:font-size="11pt" fo:language="ro" fo:country="RO" fo:background-color="transparent" style:font-size-asian="11pt" style:language-asian="zxx" style:country-asian="none" style:font-size-complex="11pt" style:language-complex="zxx" style:country-complex="none"/>
    </style:style>
    <style:style style:name="P13" style:family="paragraph" style:parent-style-name="Standard">
      <style:paragraph-properties fo:line-height="150%" fo:text-align="justify" style:justify-single-word="false"/>
      <style:text-properties fo:color="#000000" fo:font-size="11pt" fo:language="ro" fo:country="RO" fo:background-color="transparent" style:font-size-asian="11pt" style:language-asian="zxx" style:country-asian="none" style:font-size-complex="11pt" style:language-complex="zxx" style:country-complex="none"/>
    </style:style>
    <style:style style:name="P14" style:family="paragraph" style:parent-style-name="Standard">
      <style:paragraph-properties fo:line-height="150%" fo:text-align="justify" style:justify-single-word="false"/>
      <style:text-properties fo:color="#000000" fo:font-size="11pt" fo:language="ro" fo:country="RO" officeooo:paragraph-rsid="002cf966" fo:background-color="transparent" style:font-size-asian="11pt" style:language-asian="zxx" style:country-asian="none" style:font-size-complex="11pt" style:language-complex="zxx" style:country-complex="none"/>
    </style:style>
    <style:style style:name="P15" style:family="paragraph" style:parent-style-name="Standard">
      <style:paragraph-properties fo:line-height="150%" fo:text-align="justify" style:justify-single-word="false"/>
      <style:text-properties fo:color="#000000" fo:font-size="11pt" fo:language="ro" fo:country="RO" officeooo:paragraph-rsid="0034bb96" fo:background-color="transparent" style:font-size-asian="11pt" style:language-asian="zxx" style:country-asian="none" style:font-size-complex="11pt" style:language-complex="zxx" style:country-complex="none"/>
    </style:style>
    <style:style style:name="P16" style:family="paragraph" style:parent-style-name="Standard">
      <style:paragraph-properties fo:line-height="150%" fo:text-align="justify" style:justify-single-word="false"/>
      <style:text-properties fo:color="#000000" fo:font-size="11pt" fo:language="ro" fo:country="RO" officeooo:rsid="002cf966" officeooo:paragraph-rsid="002cf966" fo:background-color="transparent" style:font-size-asian="11pt" style:language-asian="zxx" style:country-asian="none" style:font-size-complex="11pt" style:language-complex="zxx" style:country-complex="none"/>
    </style:style>
    <style:style style:name="P17" style:family="paragraph" style:parent-style-name="Standard">
      <style:paragraph-properties fo:line-height="150%" fo:text-align="justify" style:justify-single-word="false"/>
      <style:text-properties fo:color="#000000" style:font-name="Times New Roman" fo:font-size="14pt" fo:language="ro" fo:country="RO" officeooo:rsid="0011ef55" officeooo:paragraph-rsid="0011ef55" fo:background-color="transparent" style:font-size-asian="12.25pt" style:language-asian="zxx" style:country-asian="none" style:font-size-complex="14pt" style:language-complex="zxx" style:country-complex="none"/>
    </style:style>
    <style:style style:name="P18" style:family="paragraph" style:parent-style-name="Standard">
      <style:paragraph-properties fo:line-height="150%" fo:text-align="justify" style:justify-single-word="false"/>
      <style:text-properties fo:color="#000000" style:font-name="Times New Roman" fo:font-size="11pt" fo:language="ro" fo:country="RO" fo:background-color="transparent" style:font-size-asian="11pt" style:language-asian="zxx" style:country-asian="none" style:font-size-complex="11pt" style:language-complex="zxx" style:country-complex="none"/>
    </style:style>
    <style:style style:name="P19" style:family="paragraph" style:parent-style-name="Standard">
      <style:paragraph-properties fo:line-height="150%" fo:text-align="justify" style:justify-single-word="false"/>
      <style:text-properties fo:language="ro" fo:country="RO" officeooo:paragraph-rsid="001aba14" fo:background-color="transparent" style:language-asian="zxx" style:country-asian="none" style:language-complex="zxx" style:country-complex="none"/>
    </style:style>
    <style:style style:name="P20" style:family="paragraph" style:parent-style-name="Standard">
      <style:paragraph-properties fo:line-height="150%" fo:text-align="justify" style:justify-single-word="false"/>
      <style:text-properties fo:language="ro" fo:country="RO" officeooo:rsid="002edf4a" officeooo:paragraph-rsid="002edf4a" fo:background-color="transparent" style:language-asian="zxx" style:country-asian="none" style:language-complex="zxx" style:country-complex="none"/>
    </style:style>
    <style:style style:name="P21" style:family="paragraph" style:parent-style-name="Standard">
      <style:paragraph-properties fo:line-height="150%" fo:text-align="justify" style:justify-single-word="false"/>
      <style:text-properties fo:font-size="14pt" fo:language="ro" fo:country="RO" fo:background-color="transparent" style:font-size-asian="12.25pt" style:language-asian="zxx" style:country-asian="none" style:font-size-complex="14pt" style:language-complex="zxx" style:country-complex="none"/>
    </style:style>
    <style:style style:name="P22" style:family="paragraph" style:parent-style-name="Standard">
      <style:paragraph-properties fo:line-height="150%" fo:text-align="justify" style:justify-single-word="false"/>
      <style:text-properties style:font-name="HelveticaNeueLT Pro 55 Roman" fo:font-size="15pt" fo:language="ro" fo:country="RO" officeooo:rsid="000feaab" officeooo:paragraph-rsid="000feaab" fo:background-color="transparent" style:font-size-asian="15pt" style:language-asian="zxx" style:country-asian="none" style:font-size-complex="15pt" style:language-complex="zxx" style:country-complex="none"/>
    </style:style>
    <style:style style:name="P23" style:family="paragraph" style:parent-style-name="Standard">
      <style:paragraph-properties fo:line-height="150%" fo:text-align="end" style:justify-single-word="false"/>
      <style:text-properties fo:color="#808080" style:font-name="Times New Roman" fo:font-size="11pt" fo:language="ro" fo:country="RO" officeooo:rsid="0011ef55" officeooo:paragraph-rsid="0011ef55" fo:background-color="transparent" style:font-size-asian="11pt" style:language-asian="zxx" style:country-asian="none" style:font-size-complex="11pt" style:language-complex="zxx" style:country-complex="none"/>
    </style:style>
    <style:style style:name="P24" style:family="paragraph" style:parent-style-name="Standard">
      <style:paragraph-properties fo:line-height="150%" fo:text-align="end" style:justify-single-word="false"/>
      <style:text-properties fo:color="#808080" style:font-name="Times New Roman" fo:font-size="11pt" fo:language="ro" fo:country="RO" officeooo:rsid="001362c6" officeooo:paragraph-rsid="001362c6" fo:background-color="transparent" style:font-size-asian="11pt" style:language-asian="zxx" style:country-asian="none" style:font-size-complex="11pt" style:language-complex="zxx" style:country-complex="none"/>
    </style:style>
    <style:style style:name="P25" style:family="paragraph" style:parent-style-name="Standard">
      <style:paragraph-properties fo:line-height="150%" fo:text-align="justify" style:justify-single-word="false"/>
      <style:text-properties fo:color="#808080" style:font-name="Times New Roman" fo:font-size="11pt" fo:language="ro" fo:country="RO" officeooo:rsid="0021491d" officeooo:paragraph-rsid="0021491d" fo:background-color="transparent" style:font-size-asian="11pt" style:language-asian="zxx" style:country-asian="none" style:font-size-complex="11pt" style:language-complex="zxx" style:country-complex="none"/>
    </style:style>
    <style:style style:name="P26" style:family="paragraph" style:parent-style-name="Standard">
      <style:paragraph-properties fo:line-height="150%" fo:text-align="end" style:justify-single-word="false"/>
      <style:text-properties fo:color="#808080" style:font-name="Times New Roman" fo:font-size="11pt" fo:language="ro" fo:country="RO" officeooo:rsid="001c1df5" officeooo:paragraph-rsid="0021491d" fo:background-color="transparent" style:font-size-asian="11pt" style:language-asian="zxx" style:country-asian="none" style:font-size-complex="11pt" style:language-complex="zxx" style:country-complex="none"/>
    </style:style>
    <style:style style:name="P27" style:family="paragraph" style:parent-style-name="Standard">
      <style:paragraph-properties fo:line-height="150%" fo:text-align="end" style:justify-single-word="false"/>
      <style:text-properties fo:color="#808080" style:font-name="Times New Roman" fo:font-size="11pt" fo:language="ro" fo:country="RO" officeooo:rsid="001c1df5" officeooo:paragraph-rsid="001c1df5" fo:background-color="transparent" style:font-size-asian="11pt" style:language-asian="zxx" style:country-asian="none" style:font-size-complex="11pt" style:language-complex="zxx" style:country-complex="none"/>
    </style:style>
    <style:style style:name="P28" style:family="paragraph" style:parent-style-name="Table_20_Contents">
      <style:paragraph-properties fo:line-height="150%" fo:text-align="end" style:justify-single-word="false"/>
      <style:text-properties fo:color="#808080" style:font-name="Times New Roman" fo:font-size="11pt" fo:language="ro" fo:country="RO" officeooo:rsid="00270608" officeooo:paragraph-rsid="002a64b8"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line-height="150%" fo:text-align="end" style:justify-single-word="false"/>
      <style:text-properties fo:color="#808080" style:font-name="Times New Roman" fo:font-size="11pt" fo:language="ro" fo:country="RO" officeooo:rsid="00270608" officeooo:paragraph-rsid="00270608" fo:background-color="transparent" style:font-size-asian="11pt" style:language-asian="zxx" style:country-asian="none" style:font-size-complex="11pt" style:language-complex="zxx" style:country-complex="none"/>
    </style:style>
    <style:style style:name="P30" style:family="paragraph" style:parent-style-name="Table_20_Contents">
      <style:paragraph-properties fo:line-height="150%" fo:text-align="justify" style:justify-single-word="false"/>
      <style:text-properties style:font-name="Times New Roman" fo:font-size="11pt" fo:language="ro" fo:country="RO" fo:background-color="transparent" style:font-size-asian="11pt" style:language-asian="zxx" style:country-asian="none" style:font-size-complex="11pt" style:language-complex="zxx" style:country-complex="none"/>
    </style:style>
    <style:style style:name="P31" style:family="paragraph" style:parent-style-name="Standard" style:list-style-name="L1">
      <style:paragraph-properties fo:line-height="150%" fo:text-align="justify" style:justify-single-word="false"/>
      <style:text-properties style:font-name="Times New Roman" fo:font-size="14pt" fo:language="ro" fo:country="RO" officeooo:rsid="0011ef55" officeooo:paragraph-rsid="0011ef55" fo:background-color="transparent" style:font-size-asian="12.25pt" style:language-asian="zxx" style:country-asian="none" style:font-size-complex="14pt" style:language-complex="zxx" style:country-complex="none"/>
    </style:style>
    <style:style style:name="P32" style:family="paragraph" style:parent-style-name="Standard" style:list-style-name="L1">
      <style:paragraph-properties fo:line-height="150%" fo:text-align="justify" style:justify-single-word="false"/>
      <style:text-properties style:font-name="Times New Roman" fo:font-size="14pt" fo:language="ro" fo:country="RO" officeooo:rsid="0022d487" officeooo:paragraph-rsid="0022d487" fo:background-color="transparent" style:font-size-asian="12.25pt" style:language-asian="zxx" style:country-asian="none" style:font-size-complex="14pt" style:language-complex="zxx" style:country-complex="none"/>
    </style:style>
    <style:style style:name="P33" style:family="paragraph" style:parent-style-name="Standard" style:list-style-name="L2">
      <style:paragraph-properties fo:line-height="150%" fo:text-align="justify" style:justify-single-word="false"/>
      <style:text-properties style:font-name="Times New Roman" fo:font-size="14pt" fo:language="ro" fo:country="RO" officeooo:rsid="0016f83e" officeooo:paragraph-rsid="0016f83e" fo:background-color="transparent" style:font-size-asian="12.25pt" style:language-asian="zxx" style:country-asian="none" style:font-size-complex="14pt" style:language-complex="zxx" style:country-complex="none"/>
    </style:style>
    <style:style style:name="P34" style:family="paragraph" style:parent-style-name="Standard" style:list-style-name="L2">
      <style:paragraph-properties fo:line-height="150%" fo:text-align="justify" style:justify-single-word="false"/>
      <style:text-properties style:font-name="Times New Roman" fo:font-size="14pt" fo:language="ro" fo:country="RO" officeooo:rsid="001aba14" officeooo:paragraph-rsid="001aba14" fo:background-color="transparent" style:font-size-asian="12.25pt" style:language-asian="zxx" style:country-asian="none" style:font-size-complex="14pt" style:language-complex="zxx" style:country-complex="none"/>
    </style:style>
    <style:style style:name="P35" style:family="paragraph" style:parent-style-name="Standard">
      <style:paragraph-properties fo:line-height="150%"/>
      <style:text-properties fo:color="#000000" style:font-name="Consolas" fo:font-size="11pt" fo:language="ro" fo:country="RO" fo:background-color="transparent" style:font-size-asian="11pt" style:language-asian="zxx" style:country-asian="none" style:font-size-complex="11pt" style:language-complex="zxx" style:country-complex="none"/>
    </style:style>
    <style:style style:name="P36" style:family="paragraph" style:parent-style-name="Standard">
      <style:paragraph-properties fo:line-height="150%" fo:text-align="justify" style:justify-single-word="false"/>
      <style:text-properties fo:color="#000000" style:font-name="Consolas" fo:font-size="11pt" fo:language="ro" fo:country="RO" fo:background-color="transparent" style:font-size-asian="11pt" style:language-asian="zxx" style:country-asian="none" style:font-size-complex="11pt" style:language-complex="zxx" style:country-complex="none"/>
    </style:style>
    <style:style style:name="P37" style:family="paragraph" style:parent-style-name="Standard">
      <style:paragraph-properties fo:line-height="150%" fo:text-align="justify" style:justify-single-word="false"/>
      <style:text-properties fo:color="#000000" style:font-name="Consolas" fo:font-size="11pt" fo:language="ro" fo:country="RO" officeooo:paragraph-rsid="001c1df5" fo:background-color="transparent" style:font-size-asian="11pt" style:language-asian="zxx" style:country-asian="none" style:font-size-complex="11pt" style:language-complex="zxx" style:country-complex="none"/>
    </style:style>
    <style:style style:name="P38" style:family="paragraph" style:parent-style-name="Standard">
      <style:paragraph-properties fo:line-height="150%" fo:text-align="justify" style:justify-single-word="false"/>
      <style:text-properties fo:color="#000000" style:font-name="Consolas" fo:font-size="11pt" fo:language="ro" fo:country="RO" officeooo:rsid="002cf966" officeooo:paragraph-rsid="002cf966" fo:background-color="transparent" style:font-size-asian="11pt" style:language-asian="zxx" style:country-asian="none" style:font-size-complex="11pt" style:language-complex="zxx" style:country-complex="none"/>
    </style:style>
    <style:style style:name="P39" style:family="paragraph" style:parent-style-name="Standard">
      <style:paragraph-properties fo:line-height="150%" fo:text-align="justify" style:justify-single-word="false"/>
      <style:text-properties fo:color="#000000" style:font-name="Consolas" fo:font-size="9.5pt" fo:language="ro" fo:country="RO" officeooo:rsid="0021491d" officeooo:paragraph-rsid="0021491d" fo:background-color="transparent" style:font-size-asian="9.5pt" style:language-asian="zxx" style:country-asian="none" style:font-size-complex="11pt" style:language-complex="zxx" style:country-complex="none"/>
    </style:style>
    <style:style style:name="P40" style:family="paragraph" style:parent-style-name="Standard">
      <style:paragraph-properties fo:line-height="150%" fo:text-align="justify" style:justify-single-word="false"/>
      <style:text-properties fo:color="#000000" style:font-name="Times New Roman" fo:font-size="14pt" fo:language="ro" fo:country="RO" fo:font-style="normal" officeooo:rsid="002cf966" officeooo:paragraph-rsid="001aba14" fo:background-color="transparent" style:font-size-asian="12.25pt" style:language-asian="zxx" style:country-asian="none" style:font-style-asian="normal" style:font-size-complex="14pt" style:language-complex="zxx" style:country-complex="none" style:font-style-complex="normal"/>
    </style:style>
    <style:style style:name="P41" style:family="paragraph" style:parent-style-name="Standard">
      <style:paragraph-properties fo:line-height="150%" fo:text-align="justify" style:justify-single-word="false"/>
      <style:text-properties fo:color="#000000" style:font-name="Times New Roman" fo:font-size="14pt" fo:language="ro" fo:country="RO" fo:font-style="normal" officeooo:rsid="002edf4a" officeooo:paragraph-rsid="002edf4a" fo:background-color="transparent" style:font-size-asian="12.25pt" style:language-asian="zxx" style:country-asian="none" style:font-style-asian="normal" style:font-size-complex="14pt" style:language-complex="zxx" style:country-complex="none" style:font-style-complex="normal"/>
    </style:style>
    <style:style style:name="P42" style:family="paragraph" style:parent-style-name="Standard">
      <style:paragraph-properties fo:line-height="150%" fo:text-align="justify" style:justify-single-word="false"/>
      <style:text-properties fo:language="ro" fo:country="RO" officeooo:rsid="002edf4a" officeooo:paragraph-rsid="002edf4a" fo:background-color="transparent" style:language-asian="zxx" style:country-asian="none" style:language-complex="zxx" style:country-complex="none"/>
    </style:style>
    <style:style style:name="P43" style:family="paragraph" style:parent-style-name="Table_20_Contents">
      <style:paragraph-properties fo:line-height="150%" fo:text-align="end" style:justify-single-word="false"/>
      <style:text-properties fo:color="#808080" style:font-name="Times New Roman" fo:font-size="11pt" fo:language="ro" fo:country="RO" fo:font-style="normal" officeooo:rsid="002be49d" officeooo:paragraph-rsid="001aba14" fo:background-color="transparent" style:font-size-asian="11pt" style:language-asian="zxx" style:country-asian="none" style:font-style-asian="normal" style:font-size-complex="14pt" style:language-complex="zxx" style:country-complex="none" style:font-style-complex="normal"/>
    </style:style>
    <style:style style:name="P44" style:family="paragraph" style:parent-style-name="Table_20_Contents">
      <style:paragraph-properties fo:line-height="150%" fo:text-align="end" style:justify-single-word="false"/>
      <style:text-properties fo:color="#808080" style:font-name="Times New Roman" fo:font-size="11pt" fo:language="ro" fo:country="RO" fo:background-color="transparent" style:font-size-asian="11pt" style:language-asian="zxx" style:country-asian="none" style:language-complex="zxx" style:country-complex="none"/>
    </style:style>
    <style:style style:name="T1" style:family="text">
      <style:text-properties officeooo:rsid="000feaab"/>
    </style:style>
    <style:style style:name="T2" style:family="text">
      <style:text-properties officeooo:rsid="0011ef55"/>
    </style:style>
    <style:style style:name="T3" style:family="text">
      <style:text-properties fo:font-style="italic" style:font-style-asian="italic" style:font-style-complex="italic"/>
    </style:style>
    <style:style style:name="T4" style:family="text">
      <style:text-properties fo:font-style="italic" officeooo:rsid="0022d487" style:font-style-asian="italic" style:font-style-complex="italic"/>
    </style:style>
    <style:style style:name="T5" style:family="text">
      <style:text-properties fo:font-style="italic" officeooo:rsid="001c1df5" style:font-style-asian="italic" style:font-style-complex="italic"/>
    </style:style>
    <style:style style:name="T6" style:family="text">
      <style:text-properties fo:font-style="italic" officeooo:rsid="001362c6" style:font-style-asian="italic" style:font-style-complex="italic"/>
    </style:style>
    <style:style style:name="T7" style:family="text">
      <style:text-properties style:font-name="Consolas"/>
    </style:style>
    <style:style style:name="T8" style:family="text">
      <style:text-properties style:font-name="Consolas" officeooo:rsid="0022d487"/>
    </style:style>
    <style:style style:name="T9" style:family="text">
      <style:text-properties style:font-name="Consolas" officeooo:rsid="002cf966"/>
    </style:style>
    <style:style style:name="T10" style:family="text">
      <style:text-properties style:font-name="Consolas" officeooo:rsid="002a64b8"/>
    </style:style>
    <style:style style:name="T11" style:family="text">
      <style:text-properties style:font-name="Consolas" officeooo:rsid="0034bb96"/>
    </style:style>
    <style:style style:name="T12" style:family="text">
      <style:text-properties style:font-name="Consolas" officeooo:rsid="0034ee9e"/>
    </style:style>
    <style:style style:name="T13" style:family="text">
      <style:text-properties officeooo:rsid="001362c6"/>
    </style:style>
    <style:style style:name="T14" style:family="text">
      <style:text-properties style:font-name="Times New Roman" fo:font-size="14pt" officeooo:rsid="001aba14" style:font-size-asian="12.25pt" style:font-size-complex="14pt"/>
    </style:style>
    <style:style style:name="T15" style:family="text">
      <style:text-properties style:font-name="Times New Roman" fo:font-size="14pt" officeooo:rsid="002a64b8" style:font-size-asian="12.25pt" style:font-size-complex="14pt"/>
    </style:style>
    <style:style style:name="T16" style:family="text">
      <style:text-properties officeooo:rsid="001c1df5"/>
    </style:style>
    <style:style style:name="T17" style:family="text">
      <style:text-properties officeooo:rsid="001f87bf"/>
    </style:style>
    <style:style style:name="T18" style:family="text">
      <style:text-properties officeooo:rsid="0021491d"/>
    </style:style>
    <style:style style:name="T19" style:family="text">
      <style:text-properties officeooo:rsid="0022d487"/>
    </style:style>
    <style:style style:name="T20" style:family="text">
      <style:text-properties fo:font-size="14pt" style:font-size-asian="14pt" style:font-size-complex="14pt"/>
    </style:style>
    <style:style style:name="T21" style:family="text">
      <style:text-properties officeooo:rsid="0024c2ee"/>
    </style:style>
    <style:style style:name="T22" style:family="text">
      <style:text-properties officeooo:rsid="0029a60e"/>
    </style:style>
    <style:style style:name="T23" style:family="text">
      <style:text-properties fo:color="#000000" style:font-name="Times New Roman" fo:font-size="14pt" fo:font-style="normal" style:font-size-asian="12.25pt" style:font-style-asian="normal" style:font-size-complex="14pt" style:font-style-complex="normal"/>
    </style:style>
    <style:style style:name="T24" style:family="text">
      <style:text-properties fo:color="#000000" style:font-name="Times New Roman" fo:font-size="14pt" fo:font-style="normal" officeooo:rsid="002be49d" style:font-size-asian="12.25pt" style:font-style-asian="normal" style:font-size-complex="14pt" style:font-style-complex="normal"/>
    </style:style>
    <style:style style:name="T25" style:family="text">
      <style:text-properties fo:color="#000000" style:font-name="Times New Roman" fo:font-size="14pt" fo:font-style="normal" officeooo:rsid="002ce9aa" style:font-size-asian="12.25pt" style:font-style-asian="normal" style:font-size-complex="14pt" style:font-style-complex="normal"/>
    </style:style>
    <style:style style:name="T26" style:family="text">
      <style:text-properties fo:color="#000000" style:font-name="Times New Roman" fo:font-size="14pt" fo:font-style="normal" officeooo:rsid="0034bb96" style:font-size-asian="12.25pt" style:font-style-asian="normal" style:font-size-complex="14pt" style:font-style-complex="normal"/>
    </style:style>
    <style:style style:name="T27" style:family="text">
      <style:text-properties fo:color="#000000" style:font-name="Times New Roman" fo:font-size="14pt" fo:font-style="normal" officeooo:rsid="0036eb1e" style:font-size-asian="12.25pt" style:font-style-asian="normal" style:font-size-complex="14pt" style:font-style-complex="normal"/>
    </style:style>
    <style:style style:name="T28" style:family="text">
      <style:text-properties fo:color="#000000" style:font-name="Times New Roman" fo:font-size="14pt" fo:font-style="normal" officeooo:rsid="00385534" style:font-size-asian="12.25pt" style:font-style-asian="normal" style:font-size-complex="14pt" style:font-style-complex="normal"/>
    </style:style>
    <style:style style:name="T29" style:family="text">
      <style:text-properties fo:color="#000000" style:font-name="Times New Roman" fo:font-size="14pt" fo:font-style="normal" officeooo:rsid="003a0f6d" style:font-size-asian="12.25pt" style:font-style-asian="normal" style:font-size-complex="14pt" style:font-style-complex="normal"/>
    </style:style>
    <style:style style:name="T30" style:family="text">
      <style:text-properties fo:color="#000000" style:font-name="Times New Roman" fo:font-size="14pt" officeooo:rsid="002a64b8" style:font-size-asian="12.25pt" style:font-size-complex="14pt"/>
    </style:style>
    <style:style style:name="T31" style:family="text">
      <style:text-properties fo:color="#000000" style:font-name="Times New Roman" fo:font-size="14pt" officeooo:rsid="002b89d6" style:font-size-asian="12.25pt" style:font-size-complex="14pt"/>
    </style:style>
    <style:style style:name="T32" style:family="text">
      <style:text-properties fo:color="#000000" style:font-name="Times New Roman" fo:font-size="14pt" officeooo:rsid="002be49d" style:font-size-asian="12.25pt" style:font-size-complex="14pt"/>
    </style:style>
    <style:style style:name="T33" style:family="text">
      <style:text-properties fo:color="#000000" style:font-name="Times New Roman" fo:font-size="14pt" style:font-size-asian="14pt" style:font-size-complex="14pt"/>
    </style:style>
    <style:style style:name="T34" style:family="text">
      <style:text-properties fo:color="#000000" style:font-name="Times New Roman" fo:font-size="14pt" officeooo:rsid="002a64b8" style:font-size-asian="14pt" style:font-size-complex="14pt"/>
    </style:style>
    <style:style style:name="T35" style:family="text">
      <style:text-properties fo:color="#000000" style:font-name="Times New Roman" fo:font-size="14pt" fo:font-style="italic" officeooo:rsid="002be49d" style:font-size-asian="12.25pt" style:font-style-asian="italic" style:font-size-complex="14pt" style:font-style-complex="italic"/>
    </style:style>
    <style:style style:name="T36" style:family="text">
      <style:text-properties fo:color="#000000" style:font-name="Times New Roman" fo:font-size="14pt" fo:font-style="italic" officeooo:rsid="0036eb1e" style:font-size-asian="12.25pt" style:font-style-asian="italic" style:font-size-complex="14pt" style:font-style-complex="italic"/>
    </style:style>
    <style:style style:name="T37" style:family="text">
      <style:text-properties fo:color="#000000" style:font-name="Times New Roman" fo:font-size="14pt" fo:font-style="italic" officeooo:rsid="00385534" style:font-size-asian="12.25pt" style:font-style-asian="italic" style:font-size-complex="14pt" style:font-style-complex="italic"/>
    </style:style>
    <style:style style:name="T38" style:family="text">
      <style:text-properties fo:color="#000000" style:font-name="Times New Roman" fo:font-size="13pt" style:font-size-asian="13pt" style:font-size-complex="13pt"/>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tab/><text:span text:style-name="T1">În acest capitol vor fi discutate aspectele ce țin de implementarea aplicației prin prezentarea unor secvențe de cod a algoritmilor, structurilor de date și claselor implicate în componentele sistemului.</text:span></text:p>
      <text:p text:style-name="P21"/>
      <text:p text:style-name="P22">3.1. <text:s/>Motorul de șah</text:p>
      <text:p text:style-name="P2"><text:tab/><text:span text:style-name="T2">Considerări generale pentru reprezentarea unei poziții* de șah:</text:span></text:p>
      <text:list xml:id="list7544079649731344942" text:style-name="L1">
        <text:list-item>
          <text:p text:style-name="P31">reținerea pozițiilor pentru fiecare piesă de pe tablă;</text:p>
        </text:list-item>
        <text:list-item>
          <text:p text:style-name="P31">reținerea culorii ce trebuie să mute;</text:p>
        </text:list-item>
        <text:list-item>
          <text:p text:style-name="P31">monitorizarea mișcării regilor și turelor, utilă pentru rocadă;</text:p>
        </text:list-item>
        <text:list-item>
          <text:p text:style-name="P31">reținearea ultimei mutări efectuate, hotărăște dacă este posibilă o capturare <text:span text:style-name="T3">en passant</text:span>;</text:p>
        </text:list-item>
        <text:list-item>
          <text:p text:style-name="P31">contorizarea numărului de mutări de la ultima mutare a unui pion sau ultima capturare a unei piese, folosită pentru regula celor 50 de mutări;</text:p>
        </text:list-item>
        <text:list-item>
          <text:p text:style-name="P32">o cheie unică de identificare a poziției de joc.</text:p>
        </text:list-item>
      </text:list>
      <text:p text:style-name="P3"><text:tab/>Pentru reprezentarea acestor date s-a folosit o structură de date <text:span text:style-name="T3">S_BOARD</text:span> ce reține informațiile necesare unei poziții de șah(figura 21).</text:p>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17">BRD_SQ_NUM reprezintă numărul total de pătrate ce se reprezintă în memorie.</text:p>
          </table:table-cell>
          <table:table-cell table:style-name="Table2.A1" office:value-type="string">
            <text:p text:style-name="P17"/>
          </table:table-cell>
          <table:table-cell table:style-name="Table2.C1" office:value-type="string">
            <text:p text:style-name="P8">typedef struct {</text:p>
            <text:p text:style-name="P8"/>
            <text:p text:style-name="P8"><text:tab/>int pieces[BRD_SQ_NUM];</text:p>
            <text:p text:style-name="P8"><text:tab/>int side;</text:p>
            <text:p text:style-name="P9"><text:tab/>int castlePerm;</text:p>
            <text:p text:style-name="P9"><text:tab/>int enPas;</text:p>
            <text:p text:style-name="P8"><text:tab/>int fiftyMove;</text:p>
            <text:p text:style-name="P18"><text:span text:style-name="T7"><text:tab/></text:span><text:span text:style-name="T8">U64 posKey;</text:span></text:p>
            <text:p text:style-name="P8"/>
            <text:p text:style-name="P8">} S_BOARD;</text:p>
          </table:table-cell>
        </table:table-row>
      </table:table>
      <text:p text:style-name="P23">Figura 21</text:p>
      <text:p text:style-name="P23">Strutura de date S_BOARD<text:span text:style-name="T20"> </text:span></text:p>
      <table:table table:name="Table1" table:style-name="Table1">
        <table:table-column table:style-name="Table1.A"/>
        <table:table-row>
          <table:table-cell table:style-name="Table1.A1" office:value-type="string">
            <text:p text:style-name="P30">* <text:span text:style-name="T2">modul în care este organizată tabla de șah la un moment dat</text:span></text:p>
          </table:table-cell>
        </table:table-row>
      </table:table>
      <text:p text:style-name="P4"><text:soft-page-break/><text:tab/><text:span text:style-name="T21">Scopul cheii unice de identificare a poziției de joc este de oferi posibilitatea de verificare a repetiției unei poziții de joc. Fiecare piesă se poate afla pe oricare dintre cele 64 de pătrate ale tablei de șah. Având în vedere că sunt 12 piese putem genera 64 x 12 = 768 de numere aleatoare corespunzătoare fiecărei piese de șah pentru fiecare pătrat de pe tablă. Astfel, folosind operația logică binară „sau exclusiv”, putem include sau exclude din cheia tablei numărul aleatoriu corespunzător piesei de pe pătratul pe care se află. Pentru a genera cheia unică de identificare trebuie să includem, folosind operația precizată, pentru toate piesele de pe tablă numărul aleatoriu corespunzător în cheia poziției și astfel vom obține o cheie unică de identificare.</text:span></text:p>
      <text:p text:style-name="P4"><text:span text:style-name="T13"><text:tab/>Din momentul în care se începe generarea de mutări acestea trebuie reținute într-o structură de date pentru a fi analizate ulterior. În acest scop se folosește structura de date </text:span><text:span text:style-name="T6">S_MOVELIST</text:span><text:span text:style-name="T13">(figura 22), care este o structură simplă ce conține un șir de mutări. O mutare trebuie salvată împreună cu un scor pe care aceasta îl are, de aceea se folosește structura de date </text:span><text:span text:style-name="T6">S_MOVE</text:span><text:span text:style-name="T13">(figura 23) pentru stocarea unei mutări.</text:span></text:p>
      <text:p text:style-name="P3"/>
      <table:table table:name="Table3" table:style-name="Table3">
        <table:table-column table:style-name="Table3.A"/>
        <table:table-column table:style-name="Table3.B"/>
        <table:table-row>
          <table:table-cell table:style-name="Table3.A1" office:value-type="string">
            <text:p text:style-name="P8">typedef struct {</text:p>
            <text:p text:style-name="P7"/>
            <text:p text:style-name="P7"><text:tab/>int move;</text:p>
            <text:p text:style-name="P7"><text:tab/>int score;</text:p>
            <text:p text:style-name="P7"/>
            <text:p text:style-name="P7">} S_MOVE;</text:p>
          </table:table-cell>
          <table:table-cell table:style-name="Table3.B1" office:value-type="string">
            <text:p text:style-name="P8">typedef struct {</text:p>
            <text:p text:style-name="P8"/>
            <text:p text:style-name="P7"><text:tab/>S_MOVE moves[MAXPOSITIONMOVES];</text:p>
            <text:p text:style-name="P7"><text:tab/>int count;</text:p>
            <text:p text:style-name="P7"/>
            <text:p text:style-name="P7">} S_MOVELIST;</text:p>
          </table:table-cell>
        </table:table-row>
        <table:table-row>
          <table:table-cell table:style-name="Table3.A2" office:value-type="string">
            <text:p text:style-name="P24">Figura 23</text:p>
            <text:p text:style-name="P24">Structura de date S_MOVE</text:p>
          </table:table-cell>
          <table:table-cell table:style-name="Table3.A2" office:value-type="string">
            <text:p text:style-name="P24">Figura 22</text:p>
            <text:p text:style-name="P24">Structura de date S_MOVELIST</text:p>
          </table:table-cell>
        </table:table-row>
      </table:table>
      <text:p text:style-name="P3"/>
      <text:p text:style-name="P3"><text:tab/><text:span text:style-name="T16">Structura </text:span><text:span text:style-name="T5">S_MOVELIST</text:span><text:span text:style-name="T16">, pe lângă mulțimea de mutări, conține și un indicator al numărului de mutări prezente în mulțime. După cum observăm în figura de mai sus o mutare este stocată ca și un număr întreg pe 32 de biți. Se </text:span><text:soft-page-break/><text:span text:style-name="T16">folosesc 25 de biți din cei 32 disponibili pentru a stoca informațiile necesare despre o mutare după cum urmează:</text:span></text:p>
      <text:list xml:id="list7437448018952729196" text:style-name="L2">
        <text:list-item>
          <text:p text:style-name="P33">primii 7 biți reprezintă numărul pătratului de unde se mută piesa; numărul de pătrate disponibile(incluzând cele folosite pentru a detecta dacă piesa este încă pe tablă) este 120, având în vedere că 7 biți permit o valoare maximă de 127 atunci aceasta este suficientă;</text:p>
        </text:list-item>
        <text:list-item>
          <text:p text:style-name="P33">următorii 7 biți reprezintă numărul pătratului unde se mută piesa;</text:p>
        </text:list-item>
        <text:list-item>
          <text:p text:style-name="P33">tipul piesei capturate se stochează în următorii 4 biți, reprezentând o valoare maximă de 15 care este suficientă pentru a reține unul din cele 12 tipuri de piese de șah;</text:p>
        </text:list-item>
        <text:list-item>
          <text:p text:style-name="P34">bitul cu numărul 19 este folosit pentru a stoca dacă s-a produs o capturare de tip en passant;</text:p>
        </text:list-item>
        <text:list-item>
          <text:p text:style-name="P34">următorul bit <text:span text:style-name="T17">este</text:span> fi folosit pentru a verifica dacă un pion a avansat cu două câmpuri;</text:p>
        </text:list-item>
        <text:list-item>
          <text:p text:style-name="P34">următorii 4 biți sunt folosiți pentru a identifica, în cazul în care s-a produs o promovare, tipul piesei la care pionul a fost promovat;</text:p>
        </text:list-item>
        <text:list-item>
          <text:p text:style-name="P34">iar bitul 25, ultimul folosit din cei 32, este folosit pentru a semnala dacă s-a produs o rocadă.</text:p>
        </text:list-item>
      </text:list>
      <text:p text:style-name="P5"><text:tab/>Pentru a prelua datele din mutare se folosesc operații pe biți <text:span text:style-name="T17">de tip shift, sau logic, și logic. Se vor crea fragmente de cod(MACRO) ce execută aceste operații pentru a ușura folosirea lor.</text:span></text:p>
      <text:p text:style-name="P5"><text:tab/><text:span text:style-name="T16">O structură importantă ce trebuie menționată este structura de date de tip enumerare ce conține tipurile de piese existente pe tabla de șah plus un element care poate identifica dacă un pătrat nu conține nicio piesă, adică este gol. Această structură este descrisă în figura de mai jos(figura 24).</text:span></text:p>
      <text:p text:style-name="P5"/>
      <text:p text:style-name="P5"/>
      <text:p text:style-name="P5"/>
      <table:table table:name="Table4" table:style-name="Table4">
        <table:table-column table:style-name="Table4.A"/>
        <table:table-column table:style-name="Table4.B"/>
        <text:soft-page-break/>
        <table:table-row>
          <table:table-cell table:style-name="Table4.A1" office:value-type="string">
            <text:p text:style-name="P11">enum { </text:p>
            <text:p text:style-name="P11"/>
            <text:p text:style-name="P11"><text:tab/>WHITE, </text:p>
            <text:p text:style-name="P11"><text:tab/>BLACK, </text:p>
            <text:p text:style-name="P11"><text:tab/>BOTH </text:p>
            <text:p text:style-name="P11"/>
            <text:p text:style-name="P11">};</text:p>
            <text:p text:style-name="P25"/>
          </table:table-cell>
          <table:table-cell table:style-name="Table4.B1" office:value-type="string">
            <text:p text:style-name="P10">enum { </text:p>
            <text:p text:style-name="P10"><text:tab/></text:p>
            <text:p text:style-name="P10"><text:tab/>EMPTY, </text:p>
            <text:p text:style-name="P10"><text:tab/>wP, wN, wB, wR, wQ, wK, </text:p>
            <text:p text:style-name="P10"><text:tab/>bP, bN, bB, bR, bQ, bK </text:p>
            <text:p text:style-name="P10"/>
            <text:p text:style-name="P10">};</text:p>
          </table:table-cell>
        </table:table-row>
        <table:table-row>
          <table:table-cell table:style-name="Table4.A2" office:value-type="string">
            <text:p text:style-name="P26">Figura 2<text:span text:style-name="T18">5</text:span></text:p>
            <text:p text:style-name="P26">Enumerare tipuri de <text:span text:style-name="T18">jucători</text:span></text:p>
          </table:table-cell>
          <table:table-cell table:style-name="Table4.A2" office:value-type="string">
            <text:p text:style-name="P27">Figura 24</text:p>
            <text:p text:style-name="P27">Enumerare tipuri de piese</text:p>
          </table:table-cell>
        </table:table-row>
      </table:table>
      <text:p text:style-name="P5"/>
      <text:p text:style-name="P5"><text:tab/><text:span text:style-name="T16">Tipurile de piese sunt enumerate pentru fiecare jucător în parte, astfel ajungând la 12 piese. Pentru identificare culorii jucătorului este folosită o enumerare(figura 25) ce include și un element folosit în scopul de a salva informații ce sunt necesare pentru ambii jucători.</text:span></text:p>
      <text:p text:style-name="P5"><text:tab/><text:span text:style-name="T19">În timpul generării mutărilor de șah există necesitatea anulării unui număr de mutări pentru a reveni la o poziție anterioară. Pentru a îndeplini această necesitate implementarea algoritmului de căutare folosește structura </text:span><text:span text:style-name="T4">S_UNDO</text:span><text:span text:style-name="T19">(figura 26) care conține informațiile necesare pentru revenirea la o poziție anterioară: mutarea făcută, permisiunile de rocadă, numărul pătratului en passant, numărul de mutări efectuate de la ultima capturare sau mutare a unui pion și o cheie unică de identificare a unei table. Pentru a permite anularea mai multor mutări structurii </text:span><text:span text:style-name="T4">S_BOARD</text:span><text:span text:style-name="T19"> i se mai adaugă o componentă: o mulțime de structuri de date tip </text:span><text:span text:style-name="T4">S_UNDO</text:span><text:span text:style-name="T19">. Astfel motorul de căutare va putea anula un număr de mutări necesar pentru a reveni la o poziție anterioară din care poate genera alte mutări.</text:span></text:p>
      <text:p text:style-name="P5"/>
      <text:p text:style-name="P5"/>
      <text:p text:style-name="P5"/>
      <text:p text:style-name="P5"/>
      <table:table table:name="Table5" table:style-name="Table5">
        <table:table-column table:style-name="Table5.A"/>
        <text:soft-page-break/>
        <table:table-row>
          <table:table-cell table:style-name="Table5.A1" office:value-type="string">
            <text:p text:style-name="P8">typedef struct {</text:p>
            <text:p text:style-name="P7"/>
            <text:p text:style-name="P7"><text:tab/>int move;</text:p>
            <text:p text:style-name="P7"><text:tab/>int castlePerm;</text:p>
            <text:p text:style-name="P7"><text:tab/>int enPas;</text:p>
            <text:p text:style-name="P7"><text:tab/>int fiftyMove;</text:p>
            <text:p text:style-name="P7"><text:tab/>U64 posKey;</text:p>
            <text:p text:style-name="P7"/>
            <text:p text:style-name="P7">} S_UNDO;</text:p>
          </table:table-cell>
        </table:table-row>
        <table:table-row>
          <table:table-cell table:style-name="Table5.A2" office:value-type="string">
            <text:p text:style-name="P29">Figura 26</text:p>
            <text:p text:style-name="P29">Structura de date S_UNDO</text:p>
          </table:table-cell>
        </table:table-row>
      </table:table>
      <text:p text:style-name="P5"/>
      <text:p text:style-name="P5"><text:tab/><text:span text:style-name="T22">Având structurile de date necesare pentru căutare definite și inițializate se poate porni o căutare a unei mutări de șah pentru o anumită poziție. Funcția principală ce reprezintă punctul de intrare în căutare este funcție de căutare în adâncime progresivă(figura 27). Rolul acestei funcții este de a găsi cea mai bună mutare pe baza funcțiilor de evaluare existente.</text:span></text:p>
      <text:p text:style-name="P5"/>
      <table:table table:name="Table6" table:style-name="Table6">
        <table:table-column table:style-name="Table6.A"/>
        <table:table-row>
          <table:table-cell table:style-name="Table6.A1" office:value-type="string">
            <text:p text:style-name="P8">void SearchPositions(S_BOARD *pos) {</text:p>
            <text:p text:style-name="P7"><text:tab/>int bestMove = NOMOVE;</text:p>
            <text:p text:style-name="P7"><text:tab/>int bestScore = -INFINITE;</text:p>
            <text:p text:style-name="P12"><text:span text:style-name="T7"><text:tab/>// </text:span><text:span text:style-name="T10">iterare progresivă a adâncimii</text:span></text:p>
            <text:p text:style-name="P12"><text:span text:style-name="T7"><text:tab/>for (currentDepth = 1; currentDepth &lt;= </text:span><text:span text:style-name="T10">max_depth</text:span><text:span text:style-name="T7">; ++currentDepth) {</text:span></text:p>
            <text:p text:style-name="P12"><text:span text:style-name="T7"><text:tab/><text:tab/>bestScore = </text:span><text:span text:style-name="T12">NegaMax</text:span><text:span text:style-name="T7">(-INFINITE, INFINITE, currentDepth, pos, info, TRUE);</text:span></text:p>
            <text:p text:style-name="P7"><text:tab/><text:tab/>pvMoves = GetPvLine(currentDepth, pos);</text:p>
            <text:p text:style-name="P7"><text:tab/><text:tab/>bestMove = pos-&gt;PvArray[0];</text:p>
            <text:p text:style-name="P7"><text:tab/>}</text:p>
          </table:table-cell>
        </table:table-row>
        <table:table-row>
          <table:table-cell table:style-name="Table6.A2" office:value-type="string">
            <text:p text:style-name="P28">Figura 27</text:p>
            <text:p text:style-name="P28">Funcția de căutare în adâncime progresivă</text:p>
          </table:table-cell>
        </table:table-row>
      </table:table>
      <text:p text:style-name="P5"/>
      <text:p text:style-name="P19"><text:span text:style-name="T14"><text:tab/></text:span><text:span text:style-name="T15">Iterarea progresivă a adâncimii este realizată pornind de la o adâncime 1 </text:span><text:soft-page-break/><text:span text:style-name="T30">până la limita maximă de căutare, care pentru o căutare în timp util este mai mică sau egală cu 7. Pentru o căutare cu o configurare a poziției de șah egală cu <text:s/></text:span><text:span text:style-name="T34">„</text:span><text:span text:style-name="T38">r3k2r/p1ppqpb1/bn2pnp1/3PN3/1p2P3/2N2Q1p/PPPBBPPP/R3K2R w KQkq - 0 1</text:span><text:span text:style-name="T33">” o căutare cu o adâncime maximă de 6 se generea</text:span><text:span text:style-name="T30">ză 8031647685 </text:span><text:span text:style-name="T31">de mutări posibile după ce algoritmul a suferit modificările necesare de optimizare.<text:tab/></text:span><text:span text:style-name="T32">Algoritmul ce urmează a fi detaliat este </text:span><text:span text:style-name="T35">NegaMax</text:span><text:span text:style-name="T24"> cu tăieri alfa beta</text:span><text:span text:style-name="T25">(figura 28)</text:span><text:span text:style-name="T24">. Rolul tăierilor alfa beta este de a reduce numărul de noduri ce sunt evaluate de negamax în arborele de căutare generat. Aceste tăieri funcționează prin oprirea completă a evaluării unui nod în momentul în care când a fost găsită cel puțin o posibilitate în care mutarea se dovedește a fi mai slabă față de mutarea anterioară.</text:span></text:p>
      <text:p text:style-name="P40"/>
      <table:table table:name="Table7" table:style-name="Table7">
        <table:table-column table:style-name="Table7.A"/>
        <table:table-row table:style-name="Table7.1">
          <table:table-cell table:style-name="Table7.A1" office:value-type="string">
            <text:p text:style-name="P13"><text:span text:style-name="T7">int </text:span><text:span text:style-name="T11">NegaMax</text:span><text:span text:style-name="T7">(int alpha, int beta, int depth, S_BOARD *pos</text:span><text:span text:style-name="T9">) {</text:span></text:p>
            <text:p text:style-name="P38"><text:tab/>int legal;</text:p>
            <text:p text:style-name="P13"><text:span text:style-name="T9"><text:tab/></text:span><text:span text:style-name="T7">S_MOVELIST list[1];</text:span></text:p>
            <text:p text:style-name="P12"><text:span text:style-name="T7"><text:tab/>GenerateAllMoves(pos, list);</text:span></text:p>
            <text:p text:style-name="P14"><text:span text:style-name="T9"><text:tab/></text:span><text:span text:style-name="T7">for (moveNum = 0; moveNum &lt; list-&gt;count; ++moveNum) {</text:span></text:p>
            <text:p text:style-name="P14"><text:span text:style-name="T7"><text:tab/><text:tab/>PickNextMove(moveNum, list);</text:span></text:p>
            <text:p text:style-name="P13"><text:span text:style-name="T7"><text:tab/><text:tab/>if (!MakeMove(pos, list-&gt;moves[moveNum].move)) {</text:span></text:p>
            <text:p text:style-name="P12"><text:span text:style-name="T7"><text:tab/><text:tab/><text:tab/>continue;</text:span></text:p>
            <text:p text:style-name="P12"><text:span text:style-name="T7"><text:tab/><text:tab/>}</text:span></text:p>
            <text:p text:style-name="P13"><text:span text:style-name="T7"><text:tab/><text:tab/></text:span><text:span text:style-name="T9">legal++;</text:span></text:p>
            <text:p text:style-name="P15"><text:span text:style-name="T9"><text:tab/><text:tab/></text:span><text:span text:style-name="T7">score = -</text:span><text:span text:style-name="T11">NegaMax</text:span><text:span text:style-name="T7">(-beta, -alpha, depth - 1, pos);</text:span></text:p>
            <text:p text:style-name="P38"><text:tab/><text:tab/>TakeMove(pos);</text:p>
            <text:p text:style-name="P38"><text:tab/><text:tab/>if (score &gt; alpha) {</text:p>
            <text:p text:style-name="P38"><text:tab/><text:tab/><text:tab/>if (score &gt;= beta) {</text:p>
            <text:p text:style-name="P38"><text:tab/><text:tab/><text:tab/><text:tab/>return beta;</text:p>
            <text:p text:style-name="P38"><text:tab/><text:tab/><text:tab/>}</text:p>
            <text:p text:style-name="P38"><text:tab/><text:tab/><text:tab/>alpha = score;</text:p>
            <text:p text:style-name="P38"><text:tab/><text:tab/><text:tab/>bestMove = list-&gt;moves[moveNum].move;</text:p>
            <text:p text:style-name="P38"><text:tab/><text:tab/>}</text:p>
            <text:p text:style-name="P38"><text:soft-page-break/><text:tab/>}</text:p>
            <text:p text:style-name="P16"><text:span text:style-name="T7"><text:tab/>if (legal == 0) {</text:span></text:p>
            <text:p text:style-name="P12"><text:span text:style-name="T7"><text:tab/><text:tab/>if (SqAttacked(pos-&gt;KingSq[pos-&gt;side], pos-&gt;side ^ 1, pos)) {</text:span></text:p>
            <text:p text:style-name="P12"><text:span text:style-name="T7"><text:tab/><text:tab/><text:tab/>return -MATE + pos-&gt;ply;</text:span></text:p>
            <text:p text:style-name="P12"><text:span text:style-name="T7"><text:tab/><text:tab/>} else {</text:span></text:p>
            <text:p text:style-name="P12"><text:span text:style-name="T7"><text:tab/><text:tab/><text:tab/>return 0;</text:span></text:p>
            <text:p text:style-name="P12"><text:span text:style-name="T7"><text:tab/><text:tab/>}</text:span></text:p>
            <text:p text:style-name="P12"><text:span text:style-name="T7"><text:tab/>}</text:span></text:p>
            <text:p text:style-name="P12"><text:span text:style-name="T7"><text:tab/>if (alpha != oldAlpha) {</text:span></text:p>
            <text:p text:style-name="P12"><text:span text:style-name="T7"><text:tab/><text:tab/>StorePvMove(pos, bestMove);</text:span></text:p>
            <text:p text:style-name="P12"><text:span text:style-name="T7"><text:tab/>}</text:span></text:p>
            <text:p text:style-name="P12"><text:span text:style-name="T7"><text:tab/>return alpha;</text:span></text:p>
            <text:p text:style-name="P38">}</text:p>
          </table:table-cell>
        </table:table-row>
      </table:table>
      <text:p text:style-name="P43">Figura 28</text:p>
      <text:p text:style-name="P44">Funcția NegaMax cu tăieri alfa beta</text:p>
      <text:p text:style-name="P41"/>
      <text:p text:style-name="P20"><text:span text:style-name="T23"><text:tab/></text:span><text:span text:style-name="T26">Primul pas în algoritmul </text:span><text:span text:style-name="T27">este generarea tuturor mutărilor disponibile din poziția ce este evaluată, urmat de parcurgerea mutărilor una câte una. Dacă o mutare este considerată legală atunci valorile utilizate pentru tăiere alfa și beta sunt actualizate. După ce au fost iterate toate mutările există posibilitatea ca să nu se fi găsit nicio mutare legală, în acest moment se folosește indicatorul </text:span><text:span text:style-name="T36">pos→ply</text:span><text:span text:style-name="T27"> și scorul poziției de șah mat pentru a indica numărul de mutări rămase până la șah mat. Dacă jucătorul alege să facă această mutare atunci i se va returna scorul pentru șah mah din care se scade numărul de mutări în care se ajunge la mat. În concluzie, se poate constata că jucătorul a pierdut în momentul în care scorul returnat este scorul maxim șah mat(mai sunt 0 mutări până la șah mat).</text:span></text:p>
      <text:p text:style-name="P20"><text:span text:style-name="T27"><text:tab/></text:span><text:span text:style-name="T28">Generarea mutărilor constă în parcurgerea tuturor pieselor de pe tabla de șah și adăugarea fiecărei mutări posibile în mulțimea din S_MOVELIST. Se observă că mutările nu sunt parcurse în ordinea lor din mulțime, alegerea următoarei mutări ce trebuie analizată se face cu ajutorul unei funcției </text:span><text:soft-page-break/><text:span text:style-name="T37">PickNextMove</text:span><text:span text:style-name="T28">. Această funcție are rolul de a alege din mulțimea de mutări generate mut</text:span><text:span text:style-name="T29">a</text:span><text:span text:style-name="T28">rea cu cel mai mare sc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HelveticaNeueLT Pro 55 Roman" fo:font-size="15pt" fo:language="ro" fo:country="RO" fo:font-weight="bold" officeooo:rsid="000feaab" officeooo:paragraph-rsid="000feaab" style:font-size-asian="15pt" style:language-asian="zxx" style:country-asian="none" style:font-weight-asian="bold" style:font-size-complex="15pt" style:language-complex="zxx" style:country-complex="none" style:font-weight-complex="bold"/>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3. Implementarea aplicație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38M40S</meta:editing-duration>
    <meta:editing-cycles>38</meta:editing-cycles>
    <meta:generator>LibreOffice/4.4.3.2$Windows_x86 LibreOffice_project/88805f81e9fe61362df02b9941de8e38a9b5fd16</meta:generator>
    <dc:date>2015-06-20T13:34:33.611000000</dc:date>
    <meta:document-statistic meta:table-count="7" meta:image-count="0" meta:object-count="0" meta:page-count="8" meta:paragraph-count="122" meta:word-count="1488" meta:character-count="9207" meta:non-whitespace-character-count="7735"/>
    <meta:user-defined meta:name="Info 1"/>
    <meta:user-defined meta:name="Info 2"/>
    <meta:user-defined meta:name="Info 3"/>
    <meta:user-defined meta:name="Info 4"/>
  </office:meta>
</office:document-meta>
</file>